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24pt" style:font-size-complex="24pt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use-window-font-color="true" loext:opacity="0%" style:font-name="Liberation Serif" fo:font-size="11.6000003814697pt" fo:letter-spacing="normal" fo:font-style="normal" fo:font-weight="bold" style:font-size-asian="24pt" style:font-weight-asian="bold" style:font-size-complex="24pt" style:font-weight-complex="bold"/>
    </style:style>
    <style:style style:name="P3" style:family="paragraph" style:parent-style-name="Heading_20_2">
      <style:paragraph-properties fo:margin-left="0cm" fo:margin-right="0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8pt" style:font-size-complex="18pt"/>
    </style:style>
    <style:style style:name="P4" style:family="paragraph" style:parent-style-name="Heading_20_3">
      <style:paragraph-properties fo:margin-left="0cm" fo:margin-right="0cm" fo:line-height="125%" fo:orphans="2" fo:widows="2" fo:text-indent="0cm" style:auto-text-indent="false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P5" style:family="paragraph" style:parent-style-name="Horizontal_20_Line">
      <style:text-properties style:use-window-font-color="true" loext:opacity="0%" style:font-name="Liberation Serif"/>
    </style:style>
    <style:style style:name="P6" style:family="paragraph" style:parent-style-name="Horizontal_20_Line">
      <style:text-properties style:use-window-font-color="true" loext:opacity="0%" style:font-name="Liberation Serif" fo:font-size="8pt" style:font-size-asian="6pt" style:font-size-complex="6pt"/>
    </style:style>
    <style:style style:name="P7" style:family="paragraph" style:parent-style-name="Preformatted_20_Text" style:list-style-name="L2">
      <style:paragraph-properties style:writing-mode="lr-tb"/>
    </style:style>
    <style:style style:name="P8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22">
      <style:paragraph-properties fo:margin-top="0cm" fo:margin-bottom="0cm" style:contextual-spacing="false" fo:line-height="145%" fo:orphans="2" fo:widows="2" fo:padding="0cm" fo:border="none"/>
      <style:text-properties fo:font-variant="normal" fo:text-transform="none" style:use-window-font-color="true" loext:opacity="0%" style:font-name="Liberation Serif" fo:font-size="9.80000019073486pt" fo:letter-spacing="normal" fo:font-style="normal" fo:font-weight="normal" style:font-size-asian="10pt" style:font-size-complex="10pt"/>
    </style:style>
    <style:style style:name="P10" style:family="paragraph" style:parent-style-name="Preformatted_20_Text" style:list-style-name="L22">
      <style:paragraph-properties fo:margin-top="0cm" fo:margin-bottom="0cm" style:contextual-spacing="false" fo:line-height="145%" fo:orphans="2" fo:widows="2" fo:padding="0cm" fo:border="none"/>
      <style:text-properties fo:font-variant="normal" fo:text-transform="none" style:use-window-font-color="true" loext:opacity="0%" style:font-name="Liberation Serif" fo:font-size="12pt" fo:letter-spacing="normal" style:font-size-asian="10pt" style:font-size-complex="10pt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12" style:family="paragraph" style:parent-style-name="Preformatted_20_Text">
      <style:paragraph-properties fo:margin-top="0cm" fo:margin-bottom="0cm" style:contextual-spacing="false" fo:line-height="145%" fo:orphans="2" fo:widows="2" fo:padding="0cm" fo:border="none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Liberation Serif" officeooo:rsid="000da1d5" officeooo:paragraph-rsid="000da1d5"/>
    </style:style>
    <style:style style:name="P14" style:family="paragraph" style:parent-style-name="Standard">
      <style:text-properties style:use-window-font-color="true" loext:opacity="0%" style:font-name="Liberation Serif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paragraph-rsid="000f01fe"/>
    </style:style>
    <style:style style:name="P17" style:family="paragraph" style:parent-style-name="Text_20_body" style:list-style-name="L2"/>
    <style:style style:name="P18" style:family="paragraph" style:parent-style-name="Standard" style:list-style-name="L1">
      <style:text-properties officeooo:rsid="000da1d5" officeooo:paragraph-rsid="000da1d5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24pt" style:font-size-complex="24pt"/>
    </style:style>
    <style:style style:name="P20" style:family="paragraph" style:parent-style-name="Text_20_body" style:list-style-name="L15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P21" style:family="paragraph" style:parent-style-name="Text_20_body" style:list-style-name="L16">
      <style:paragraph-properties fo:margin-top="0cm" fo:margin-bottom="0cm" style:contextual-spacing="false" fo:orphans="2" fo:widows="2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P22" style:family="paragraph" style:parent-style-name="Text_20_body" style:list-style-name="L17">
      <style:paragraph-properties fo:margin-top="0cm" fo:margin-bottom="0.247cm" style:contextual-spacing="false" fo:orphans="2" fo:widows="2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P23" style:family="paragraph" style:parent-style-name="Text_20_body" style:list-style-name="L18">
      <style:paragraph-properties fo:margin-top="0cm" fo:margin-bottom="0.247cm" style:contextual-spacing="false" fo:orphans="2" fo:widows="2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P24" style:family="paragraph" style:parent-style-name="Text_20_body" style:list-style-name="L19">
      <style:paragraph-properties fo:margin-top="0cm" fo:margin-bottom="0.247cm" style:contextual-spacing="false" fo:orphans="2" fo:widows="2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P25" style:family="paragraph" style:parent-style-name="Text_20_body" style:list-style-name="L20">
      <style:paragraph-properties fo:margin-top="0cm" fo:margin-bottom="0.247cm" style:contextual-spacing="false" fo:orphans="2" fo:widows="2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P26" style:family="paragraph" style:parent-style-name="Text_20_body" style:list-style-name="L21">
      <style:paragraph-properties fo:margin-top="0cm" fo:margin-bottom="0.247cm" style:contextual-spacing="false" fo:orphans="2" fo:widows="2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P27" style:family="paragraph" style:parent-style-name="Text_20_body" style:list-style-name="L22">
      <style:paragraph-properties fo:margin-top="0cm" fo:margin-bottom="0.247cm" style:contextual-spacing="false" fo:orphans="2" fo:widows="2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P28" style:family="paragraph" style:parent-style-name="Text_20_body" style:list-style-name="L23">
      <style:paragraph-properties fo:margin-top="0cm" fo:margin-bottom="0.247cm" style:contextual-spacing="false" fo:orphans="2" fo:widows="2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P29" style:family="paragraph" style:parent-style-name="Text_20_body" style:list-style-name="L24">
      <style:paragraph-properties fo:margin-top="0cm" fo:margin-bottom="0.247cm" style:contextual-spacing="false" fo:orphans="2" fo:widows="2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P30" style:family="paragraph" style:parent-style-name="Text_20_body" style:list-style-name="L25">
      <style:paragraph-properties fo:margin-top="0cm" fo:margin-bottom="0.247cm" style:contextual-spacing="false" fo:orphans="2" fo:widows="2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8pt" style:font-size-complex="18pt"/>
    </style:style>
    <style:style style:name="P32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3" style:family="paragraph" style:parent-style-name="Text_20_body" style:list-style-name="L15">
      <style:paragraph-properties fo:margin-top="0cm" fo:margin-bottom="0.247cm" style:contextual-spacing="false" fo:orphans="2" fo:widows="2"/>
    </style:style>
    <style:style style:name="P34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5" style:family="paragraph" style:parent-style-name="Text_20_body" style:list-style-name="L16">
      <style:paragraph-properties fo:margin-top="0cm" fo:margin-bottom="0.247cm" style:contextual-spacing="false" fo:orphans="2" fo:widows="2"/>
    </style:style>
    <style:style style:name="P36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7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8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9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0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1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2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3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4" style:family="paragraph" style:parent-style-name="Text_20_body" style:list-style-name="L26">
      <style:paragraph-properties fo:margin-top="0cm" fo:margin-bottom="0.247cm" style:contextual-spacing="false" fo:orphans="2" fo:widows="2"/>
    </style:style>
    <style:style style:name="P45" style:family="paragraph" style:parent-style-name="Text_20_body" style:list-style-name="L1">
      <style:text-properties style:use-window-font-color="true" loext:opacity="0%" style:font-name="Liberation Serif"/>
    </style:style>
    <style:style style:name="P46" style:family="paragraph" style:parent-style-name="Text_20_body" style:list-style-name="L2">
      <style:text-properties style:use-window-font-color="true" loext:opacity="0%" style:font-name="Liberation Serif"/>
    </style:style>
    <style:style style:name="T1" style:family="text">
      <style:text-properties officeooo:rsid="000f01fe"/>
    </style:style>
    <style:style style:name="T2" style:family="text">
      <style:text-properties officeooo:rsid="001b7df7"/>
    </style:style>
    <style:style style:name="T3" style:family="text">
      <style:text-properties officeooo:rsid="0010570e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color="#f0f6fc" loext:opacity="100%" style:font-name="apple-system" fo:font-size="9.60000038146973pt" fo:letter-spacing="normal" fo:font-style="normal" fo:font-weight="normal"/>
    </style:style>
    <style:style style:name="T6" style:family="text">
      <style:text-properties fo:font-variant="normal" fo:text-transform="none" fo:color="#f0f6fc" loext:opacity="100%" style:font-name="var fontStack-monospace" fo:font-size="7.80000019073486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f0f6fc" loext:opacity="100%" style:font-name="var fontStack-monospace" fo:font-size="7.80000019073486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f0f6fc" loext:opacity="100%" fo:letter-spacing="normal" fo:background-color="transparent" loext:char-shading-value="0" loext:padding="0cm" loext:border="none"/>
    </style:style>
    <style:style style:name="T9" style:family="text">
      <style:text-properties fo:font-variant="normal" fo:text-transform="none" style:font-name="apple-system" fo:font-size="9.60000038146973pt" fo:letter-spacing="normal" fo:font-style="normal" fo:font-weight="normal"/>
    </style:style>
    <style:style style:name="T10" style:family="text">
      <style:text-properties fo:font-variant="normal" fo:text-transform="none" style:font-name="var fontStack-monospace" fo:font-size="7.80000019073486pt" fo:letter-spacing="normal" fo:font-style="normal" fo:font-weight="normal" loext:padding="0cm" loext:border="none"/>
    </style:style>
    <style:style style:name="T11" style:family="text">
      <style:text-properties fo:font-variant="normal" fo:text-transform="none" style:font-name="var fontStack-monospace" fo:font-size="7.80000019073486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13" style:family="text">
      <style:text-properties fo:font-variant="normal" fo:text-transform="none" style:use-window-font-color="true" loext:opacity="0%" style:font-name="apple-system" fo:font-size="9.60000038146973pt" fo:letter-spacing="normal" fo:font-style="normal" fo:font-weight="normal"/>
    </style:style>
    <style:style style:name="T14" style:family="text">
      <style:text-properties fo:font-variant="normal" fo:text-transform="none" style:use-window-font-color="true" loext:opacity="0%" style:font-name="var fontStack-monospace" fo:font-size="7.80000019073486pt" fo:letter-spacing="normal" fo:font-style="normal" fo:font-weight="normal" loext:padding="0cm" loext:border="none"/>
    </style:style>
    <style:style style:name="T15" style:family="text">
      <style:text-properties fo:font-variant="normal" fo:text-transform="none" style:use-window-font-color="true" loext:opacity="0%" style:font-name="var fontStack-monospace" fo:font-size="7.80000019073486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style:use-window-font-color="true" loext:opacity="0%" fo:letter-spacing="normal" fo:background-color="transparent" loext:char-shading-value="0" loext:padding="0cm" loext:border="none"/>
    </style:style>
    <style:style style:name="T17" style:family="text">
      <style:text-properties fo:font-variant="normal" fo:text-transform="none" style:use-window-font-color="true" loext:opacity="0%" fo:font-size="9.60000038146973pt" fo:letter-spacing="normal" fo:font-style="normal" fo:font-weight="normal"/>
    </style:style>
    <style:style style:name="T18" style:family="text">
      <style:text-properties fo:font-variant="normal" fo:text-transform="none" style:use-window-font-color="true" loext:opacity="0%" fo:font-size="7.80000019073486pt" fo:letter-spacing="normal" fo:font-style="normal" fo:font-weight="normal" loext:padding="0cm" loext:border="none"/>
    </style:style>
    <style:style style:name="T19" style:family="text">
      <style:text-properties fo:font-variant="normal" fo:text-transform="none" style:use-window-font-color="true" loext:opacity="0%" fo:font-size="7.80000019073486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style:use-window-font-color="true" loext:opacity="0%" style:font-name="Liberation Serif" fo:font-size="9.60000038146973pt" fo:letter-spacing="normal" fo:font-style="normal" fo:font-weight="normal"/>
    </style:style>
    <style:style style:name="T21" style:family="text">
      <style:text-properties fo:font-variant="normal" fo:text-transform="none" style:use-window-font-color="true" loext:opacity="0%" style:font-name="Liberation Serif" fo:font-size="7.80000019073486pt" fo:letter-spacing="normal" fo:font-style="normal" fo:font-weight="normal" loext:padding="0cm" loext:border="none"/>
    </style:style>
    <style:style style:name="T22" style:family="text">
      <style:text-properties fo:font-variant="normal" fo:text-transform="none" style:use-window-font-color="true" loext:opacity="0%" style:font-name="Liberation Serif" fo:font-size="7.80000019073486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style:use-window-font-color="true" loext:opacity="0%" style:font-name="Liberation Serif" fo:letter-spacing="normal" fo:background-color="transparent" loext:char-shading-value="0" loext:padding="0cm" loext:border="none"/>
    </style:style>
    <style:style style:name="T24" style:family="text">
      <style:text-properties fo:font-variant="normal" fo:text-transform="none" style:use-window-font-color="true" loext:opacity="0%" style:font-name="Liberation Serif" fo:letter-spacing="normal" fo:font-style="normal" fo:font-weight="normal"/>
    </style:style>
    <style:style style:name="T25" style:family="text">
      <style:text-properties fo:font-variant="normal" fo:text-transform="none" style:use-window-font-color="true" loext:opacity="0%" style:font-name="Liberation Serif" fo:letter-spacing="normal" fo:font-style="normal" fo:font-weight="normal" loext:padding="0cm" loext:border="none"/>
    </style:style>
    <style:style style:name="T26" style:family="text">
      <style:text-properties fo:font-variant="normal" fo:text-transform="none" style:use-window-font-color="true" loext:opacity="0%" style:font-name="Liberation Serif" fo:letter-spacing="normal" fo:font-style="normal" fo:font-weight="normal" fo:background-color="transparent" loext:char-shading-value="0" loext:padding="0cm" loext:border="none"/>
    </style:style>
    <style:style style:name="T27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style:font-size-asian="14pt" style:font-size-complex="14pt"/>
    </style:style>
    <style:style style:name="T28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29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style:font-size-asian="10pt" style:font-size-complex="10pt"/>
    </style:style>
    <style:style style:name="T30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style:font-size-asian="10pt" style:font-size-complex="10pt" loext:padding="0cm" loext:border="none"/>
    </style:style>
    <style:style style:name="T31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style:font-size-asian="18pt" style:font-size-complex="18pt"/>
    </style:style>
    <style:style style:name="T32" style:family="text">
      <style:text-properties fo:font-variant="normal" fo:text-transform="none" style:use-window-font-color="true" loext:opacity="0%" style:font-name="Liberation Serif" fo:font-size="14pt" fo:letter-spacing="normal" fo:font-style="normal" fo:font-weight="normal" style:font-size-asian="18pt" style:font-size-complex="18pt" loext:padding="0cm" loext:border="none"/>
    </style:style>
    <style:style style:name="T33" style:family="text"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0pt" style:font-size-complex="10pt"/>
    </style:style>
    <style:style style:name="T35" style:family="text">
      <style:text-properties fo:font-variant="normal" fo:text-transform="none" style:use-window-font-color="true" loext:opacity="0%" style:font-name="Liberation Serif" fo:font-size="11.6000003814697pt" fo:letter-spacing="normal" fo:font-style="normal" fo:font-weight="normal" style:font-size-asian="18pt" style:font-size-complex="18pt"/>
    </style:style>
    <style:style style:name="T36" style:family="text">
      <style:text-properties fo:font-variant="normal" fo:text-transform="none" style:use-window-font-color="true" loext:opacity="0%" style:font-name="Liberation Serif" fo:font-size="9.80000019073486pt" fo:letter-spacing="normal" fo:font-style="normal" fo:font-weight="normal" style:font-size-asian="14pt" style:font-size-complex="14pt" loext:padding="0cm" loext:border="none"/>
    </style:style>
    <style:style style:name="T37" style:family="text">
      <style:text-properties fo:font-variant="normal" fo:text-transform="none" style:use-window-font-color="true" loext:opacity="0%" style:font-name="Liberation Serif" fo:font-size="9.80000019073486pt" fo:letter-spacing="normal" fo:font-style="normal" fo:font-weight="normal" style:font-size-asian="10pt" style:font-size-complex="10pt" loext:padding="0cm" loext:border="none"/>
    </style:style>
    <style:style style:name="T38" style:family="text">
      <style:text-properties fo:font-variant="normal" fo:text-transform="none" style:use-window-font-color="true" loext:opacity="0%" style:font-name="Liberation Serif" fo:font-size="9.80000019073486pt" fo:letter-spacing="normal" fo:font-style="normal" fo:font-weight="normal" style:font-size-asian="18pt" style:font-size-complex="18pt" loext:padding="0cm" loext:border="none"/>
    </style:style>
    <style:style style:name="T39" style:family="text">
      <style:text-properties fo:font-variant="normal" fo:text-transform="none" style:use-window-font-color="true" loext:opacity="0%" style:font-name="Liberation Serif" fo:font-size="9.80000019073486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40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41" style:family="text">
      <style:text-properties fo:font-variant="normal" fo:text-transform="none" style:use-window-font-color="true" loext:opacity="0%" style:font-name="Liberation Serif" fo:font-size="12pt" fo:letter-spacing="normal" fo:background-color="transparent" loext:char-shading-value="0" style:font-size-asian="10pt" style:font-size-complex="10pt" loext:padding="0cm" loext:border="none"/>
    </style:style>
    <style:style style:name="T42" style:family="text">
      <style:text-properties style:font-name="var fontStack-monospace" fo:font-size="7.80000019073486pt" fo:font-style="normal" fo:font-weight="normal"/>
    </style:style>
    <style:style style:name="T43" style:family="text">
      <style:text-properties fo:font-size="7.80000019073486pt" fo:font-style="normal" fo:font-weight="normal"/>
    </style:style>
    <style:style style:name="T44" style:family="text">
      <style:text-properties style:use-window-font-color="true" loext:opacity="0%"/>
    </style:style>
    <style:style style:name="T45" style:family="text">
      <style:text-properties style:use-window-font-color="true" loext:opacity="0%" officeooo:rsid="000f01fe"/>
    </style:style>
    <style:style style:name="T46" style:family="text">
      <style:text-properties style:use-window-font-color="true" loext:opacity="0%" officeooo:rsid="0010570e"/>
    </style:style>
    <style:style style:name="T47" style:family="text">
      <style:text-properties style:use-window-font-color="true" loext:opacity="0%" officeooo:rsid="001b7df7"/>
    </style:style>
    <style:style style:name="T48" style:family="text">
      <style:text-properties style:use-window-font-color="true" loext:opacity="0%" style:font-name="Liberation Serif"/>
    </style:style>
    <style:style style:name="T49" style:family="text">
      <style:text-properties style:use-window-font-color="true" loext:opacity="0%" style:font-name="Liberation Serif" officeooo:rsid="000f01fe"/>
    </style:style>
    <style:style style:name="T50" style:family="text">
      <style:text-properties style:use-window-font-color="true" loext:opacity="0%" style:font-name="Liberation Serif" officeooo:rsid="0010570e"/>
    </style:style>
    <style:style style:name="T51" style:family="text">
      <style:text-properties style:use-window-font-color="true" loext:opacity="0%" style:font-name="Liberation Serif" officeooo:rsid="001b7df7"/>
    </style:style>
    <style:style style:name="T52" style:family="text">
      <style:text-properties fo:font-size="9.80000019073486pt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5-summary" text:anchor-type="page" text:anchor-page-number="1" svg:x="-0.593cm" svg:y="0cm" svg:width="0.593cm" draw:z-index="16">
        <draw:text-box fo:min-height="0.593cm">
          <text:p text:style-name="Text_20_body"/>
        </draw:text-box>
      </draw:frame>
      <draw:frame draw:style-name="fr1" draw:name="user-content-4-example-file-structure" text:anchor-type="page" text:anchor-page-number="1" svg:x="-0.593cm" svg:y="0cm" svg:width="0.593cm" draw:z-index="15">
        <draw:text-box fo:min-height="0.593cm">
          <text:p text:style-name="Text_20_body"/>
        </draw:text-box>
      </draw:frame>
      <draw:frame draw:style-name="fr1" draw:name="user-content-3-additional-suggestions--best-practices" text:anchor-type="page" text:anchor-page-number="1" svg:x="-0.593cm" svg:y="0cm" svg:width="0.593cm" draw:z-index="14">
        <draw:text-box fo:min-height="0.593cm">
          <text:p text:style-name="Text_20_body"/>
        </draw:text-box>
      </draw:frame>
      <draw:frame draw:style-name="fr1" draw:name="user-content-28-cleanup" text:anchor-type="page" text:anchor-page-number="1" svg:x="-0.593cm" svg:y="0cm" svg:width="0.593cm" draw:z-index="13">
        <draw:text-box fo:min-height="0.593cm">
          <text:p text:style-name="Text_20_body"/>
        </draw:text-box>
      </draw:frame>
      <draw:frame draw:style-name="fr1" draw:name="user-content-27-display--event-loop" text:anchor-type="page" text:anchor-page-number="1" svg:x="-0.593cm" svg:y="0cm" svg:width="0.593cm" draw:z-index="12">
        <draw:text-box fo:min-height="0.593cm">
          <text:p text:style-name="Text_20_body"/>
        </draw:text-box>
      </draw:frame>
      <draw:frame draw:style-name="fr1" draw:name="user-content-26-draw-to-buffer" text:anchor-type="page" text:anchor-page-number="1" svg:x="-0.593cm" svg:y="0cm" svg:width="0.593cm" draw:z-index="11">
        <draw:text-box fo:min-height="0.593cm">
          <text:p text:style-name="Text_20_body"/>
        </draw:text-box>
      </draw:frame>
      <draw:frame draw:style-name="fr1" draw:name="user-content-25-escape-time-computation" text:anchor-type="page" text:anchor-page-number="1" svg:x="-0.593cm" svg:y="0cm" svg:width="0.593cm" draw:z-index="10">
        <draw:text-box fo:min-height="0.593cm">
          <text:p text:style-name="Text_20_body"/>
        </draw:text-box>
      </draw:frame>
      <draw:frame draw:style-name="fr1" draw:name="user-content-24-pixel-to-complex-mapping" text:anchor-type="page" text:anchor-page-number="1" svg:x="-0.593cm" svg:y="0cm" svg:width="0.593cm" draw:z-index="9">
        <draw:text-box fo:min-height="0.593cm">
          <text:p text:style-name="Text_20_body"/>
        </draw:text-box>
      </draw:frame>
      <draw:frame draw:style-name="fr1" draw:name="user-content-23-initialize-minilibx" text:anchor-type="page" text:anchor-page-number="1" svg:x="-0.593cm" svg:y="0cm" svg:width="0.593cm" draw:z-index="8">
        <draw:text-box fo:min-height="0.593cm">
          <text:p text:style-name="Text_20_body"/>
        </draw:text-box>
      </draw:frame>
      <draw:frame draw:style-name="fr1" draw:name="user-content-22-setup-fractal-parameters" text:anchor-type="page" text:anchor-page-number="1" svg:x="-0.593cm" svg:y="0cm" svg:width="0.593cm" draw:z-index="7">
        <draw:text-box fo:min-height="0.593cm">
          <text:p text:style-name="Text_20_body"/>
        </draw:text-box>
      </draw:frame>
      <draw:frame draw:style-name="fr1" draw:name="user-content-21-argument-parsing--validation" text:anchor-type="page" text:anchor-page-number="1" svg:x="-0.593cm" svg:y="0cm" svg:width="0.593cm" draw:z-index="6">
        <draw:text-box fo:min-height="0.593cm">
          <text:p text:style-name="Text_20_body"/>
        </draw:text-box>
      </draw:frame>
      <draw:frame draw:style-name="fr1" draw:name="user-content-2-general-implementation-steps" text:anchor-type="page" text:anchor-page-number="1" svg:x="-0.593cm" svg:y="0cm" svg:width="0.593cm" draw:z-index="5">
        <draw:text-box fo:min-height="0.593cm">
          <text:p text:style-name="Text_20_body"/>
        </draw:text-box>
      </draw:frame>
      <draw:frame draw:style-name="fr1" draw:name="user-content-bonus-features-optional" text:anchor-type="page" text:anchor-page-number="1" svg:x="-0.593cm" svg:y="0cm" svg:width="0.593cm" draw:z-index="4">
        <draw:text-box fo:min-height="0.593cm">
          <text:p text:style-name="Text_20_body"/>
        </draw:text-box>
      </draw:frame>
      <draw:frame draw:style-name="fr1" draw:name="user-content-mandatory-features" text:anchor-type="page" text:anchor-page-number="1" svg:x="-0.593cm" svg:y="0cm" svg:width="0.593cm" draw:z-index="3">
        <draw:text-box fo:min-height="0.593cm">
          <text:p text:style-name="Text_20_body"/>
        </draw:text-box>
      </draw:frame>
      <draw:frame draw:style-name="fr1" draw:name="user-content-coding-standards" text:anchor-type="page" text:anchor-page-number="1" svg:x="-0.593cm" svg:y="0cm" svg:width="0.593cm" draw:z-index="2">
        <draw:text-box fo:min-height="0.593cm">
          <text:p text:style-name="Text_20_body"/>
        </draw:text-box>
      </draw:frame>
      <draw:frame draw:style-name="fr1" draw:name="user-content-1-project-expectations" text:anchor-type="page" text:anchor-page-number="1" svg:x="-0.593cm" svg:y="0cm" svg:width="0.593cm" draw:z-index="1">
        <draw:text-box fo:min-height="0.593cm">
          <text:p text:style-name="Text_20_body"/>
        </draw:text-box>
      </draw:frame>
      <draw:frame draw:style-name="fr1" draw:name="user-content-fractol-project-planning" text:anchor-type="page" text:anchor-page-number="1" svg:x="-0.593cm" svg:y="0cm" svg:width="0.593cm" draw:z-index="0">
        <draw:text-box fo:min-height="0.593cm">
          <text:p text:style-name="Text_20_body"/>
        </draw:text-box>
      </draw:frame>
      <text:p text:style-name="P13"/>
      <text:h text:style-name="P2" text:outline-level="1">Fractol Project Planning</text:h>
      <text:p text:style-name="P19">This document outlines a comprehensive plan for implementing the Fractol project at 42, combining initial project expectations, step-by-step implementation, and additional best-practice suggestions for a robust and maintainable solution.</text:p>
      <text:p text:style-name="P6"/>
      <text:h text:style-name="P3" text:outline-level="2">1. Project Expectations</text:h>
      <text:h text:style-name="P4" text:outline-level="3">Coding Standards</text:h>
      <text:list xml:id="list859283577" text:style-name="L15">
        <text:list-item>
          <text:p text:style-name="P33"><text:span text:style-name="Strong_20_Emphasis"><text:span text:style-name="T33">Language:</text:span></text:span><text:span text:style-name="T33"> C (comply with 42 Norm)</text:span></text:p>
        </text:list-item>
        <text:list-item>
          <text:p text:style-name="P33"><text:span text:style-name="Strong_20_Emphasis"><text:span text:style-name="T33">Memory &amp; Resources:</text:span></text:span></text:p>
          <text:list>
            <text:list-item>
              <text:p text:style-name="P20">No global variables.</text:p>
            </text:list-item>
            <text:list-item>
              <text:p text:style-name="P20">Free all heap memory before exit.</text:p>
            </text:list-item>
            <text:list-item>
              <text:p text:style-name="P20">Clean exit on errors.</text:p>
            </text:list-item>
          </text:list>
        </text:list-item>
        <text:list-item>
          <text:p text:style-name="P33"><text:span text:style-name="Strong_20_Emphasis"><text:span text:style-name="T33">Makefile:</text:span></text:span></text:p>
          <text:list>
            <text:list-item>
              <text:p text:style-name="P32"><text:span text:style-name="T33">Must provide </text:span><text:span text:style-name="Source_20_Text"><text:span text:style-name="T36">NAME</text:span></text:span><text:span text:style-name="T33">, </text:span><text:span text:style-name="Source_20_Text"><text:span text:style-name="T36">all</text:span></text:span><text:span text:style-name="T33">, </text:span><text:span text:style-name="Source_20_Text"><text:span text:style-name="T36">clean</text:span></text:span><text:span text:style-name="T33">, </text:span><text:span text:style-name="Source_20_Text"><text:span text:style-name="T36">fclean</text:span></text:span><text:span text:style-name="T33">, </text:span><text:span text:style-name="Source_20_Text"><text:span text:style-name="T36">re</text:span></text:span><text:span text:style-name="T33"> (and </text:span><text:span text:style-name="Source_20_Text"><text:span text:style-name="T36">bonus</text:span></text:span><text:span text:style-name="T33"> for extra features).</text:span></text:p>
            </text:list-item>
            <text:list-item>
              <text:p text:style-name="P32"><text:span text:style-name="T33">Compile with: </text:span><text:span text:style-name="Source_20_Text"><text:span text:style-name="T36">cc -Wall -Wextra -Werror -lm</text:span></text:span><text:span text:style-name="T33"> and MiniLibX.</text:span></text:p>
            </text:list-item>
          </text:list>
        </text:list-item>
      </text:list>
      <text:h text:style-name="P4" text:outline-level="3">Mandatory Features</text:h>
      <text:list xml:id="list3970369287" text:style-name="L16">
        <text:list-item>
          <text:p text:style-name="P35"><text:span text:style-name="Strong_20_Emphasis"><text:span text:style-name="T33">Fractal Sets:</text:span></text:span></text:p>
          <text:list>
            <text:list-item>
              <text:p text:style-name="P34"><text:span text:style-name="T33">Support Mandelbrot and Julia (default: </text:span><text:span text:style-name="Source_20_Text"><text:span text:style-name="T36">-0.7269 + 0.1889i</text:span></text:span><text:span text:style-name="T33">).</text:span></text:p>
            </text:list-item>
            <text:list-item>
              <text:p text:style-name="P21">Fractal type and (for Julia) parameters chosen via command-line arguments.</text:p>
            </text:list-item>
            <text:list-item>
              <text:p text:style-name="P21">On bad or missing args, print usage and exit.</text:p>
            </text:list-item>
            <text:list-item>
              <text:p text:style-name="P21">Render with at least a few colors showing depth.</text:p>
            </text:list-item>
          </text:list>
        </text:list-item>
        <text:list-item>
          <text:p text:style-name="P35"><text:span text:style-name="Strong_20_Emphasis"><text:span text:style-name="T33">Interactive Graphics:</text:span></text:span></text:p>
          <text:list>
            <text:list-item>
              <text:p text:style-name="P21">Display image in a window using MiniLibX images.</text:p>
            </text:list-item>
            <text:list-item>
              <text:p text:style-name="P21">Zoom in/out with mouse wheel.</text:p>
            </text:list-item>
            <text:list-item>
              <text:p text:style-name="P21">Exit cleanly on ESC or window close (“×”).</text:p>
            </text:list-item>
            <text:list-item>
              <text:p text:style-name="P21">Window operations (minimize, switch) remain smooth.</text:p>
            </text:list-item>
          </text:list>
        </text:list-item>
      </text:list>
      <text:h text:style-name="P4" text:outline-level="3">Bonus Features (Optional)</text:h>
      <text:list xml:id="list2124831449" text:style-name="L17">
        <text:list-item>
          <text:p text:style-name="P22">Additional fractal types.</text:p>
        </text:list-item>
        <text:list-item>
          <text:p text:style-name="P22">Zoom centered on mouse pointer.</text:p>
        </text:list-item>
        <text:list-item>
          <text:p text:style-name="P22">Pan view with arrow keys.</text:p>
        </text:list-item>
        <text:list-item>
          <text:p text:style-name="P22">Shift color palette dynamically.</text:p>
        </text:list-item>
      </text:list>
      <text:p text:style-name="P6"/>
      <text:h text:style-name="P3" text:outline-level="2"><text:soft-page-break/>2. General Implementation Steps</text:h>
      <text:h text:style-name="P4" text:outline-level="3">2.1 Argument Parsing &amp; Validation</text:h>
      <text:list xml:id="list4272235148" text:style-name="L18">
        <text:list-item>
          <text:p text:style-name="P36"><text:span text:style-name="T33">Read </text:span><text:span text:style-name="Source_20_Text"><text:span text:style-name="T36">argv</text:span></text:span><text:span text:style-name="T33"> to determine fractal type and parameters.</text:span></text:p>
        </text:list-item>
        <text:list-item>
          <text:p text:style-name="P23">If invalid or missing, print available options and exit.</text:p>
        </text:list-item>
        <text:list-item>
          <text:p text:style-name="P23">Use a function to print a user-friendly help/usage string.</text:p>
        </text:list-item>
      </text:list>
      <text:h text:style-name="P4" text:outline-level="3">2.2 Setup Fractal Parameters</text:h>
      <text:list xml:id="list2664059016" text:style-name="L19">
        <text:list-item>
          <text:p text:style-name="P37"><text:span text:style-name="T33">For Mandelbrot: preset </text:span><text:span text:style-name="Source_20_Text"><text:span text:style-name="T36">x_min</text:span></text:span><text:span text:style-name="T33">, </text:span><text:span text:style-name="Source_20_Text"><text:span text:style-name="T36">x_max</text:span></text:span><text:span text:style-name="T33">, </text:span><text:span text:style-name="Source_20_Text"><text:span text:style-name="T36">y_min</text:span></text:span><text:span text:style-name="T33">, </text:span><text:span text:style-name="Source_20_Text"><text:span text:style-name="T36">y_max</text:span></text:span><text:span text:style-name="T33">.</text:span></text:p>
        </text:list-item>
        <text:list-item>
          <text:p text:style-name="P37"><text:span text:style-name="T33">For Julia: parse complex constant </text:span><text:span text:style-name="Source_20_Text"><text:span text:style-name="T36">c = Re + i·Im</text:span></text:span><text:span text:style-name="T33">.</text:span></text:p>
        </text:list-item>
        <text:list-item>
          <text:p text:style-name="P24">Store all parameters in a main struct to keep the code organized.</text:p>
        </text:list-item>
      </text:list>
      <text:h text:style-name="P4" text:outline-level="3">2.3 Initialize MiniLibX</text:h>
      <text:list xml:id="list2545238382" text:style-name="L20">
        <text:list-item>
          <text:p text:style-name="P38"><text:span text:style-name="Source_20_Text"><text:span text:style-name="T36">mlx_ptr = mlx_init();</text:span></text:span></text:p>
        </text:list-item>
        <text:list-item>
          <text:p text:style-name="P38"><text:span text:style-name="Source_20_Text"><text:span text:style-name="T36">win_ptr = mlx_new_window(...);</text:span></text:span></text:p>
        </text:list-item>
        <text:list-item>
          <text:p text:style-name="P38"><text:span text:style-name="Source_20_Text"><text:span text:style-name="T36">img_ptr = mlx_new_image(...);</text:span></text:span></text:p>
        </text:list-item>
        <text:list-item>
          <text:p text:style-name="P38"><text:span text:style-name="Source_20_Text"><text:span text:style-name="T36">data_addr = mlx_get_data_addr(...);</text:span></text:span></text:p>
        </text:list-item>
        <text:list-item>
          <text:p text:style-name="P25">Always check for NULL returns; handle errors gracefully.</text:p>
        </text:list-item>
      </text:list>
      <text:h text:style-name="P4" text:outline-level="3">2.4 Pixel-to-Complex Mapping</text:h>
      <text:list xml:id="list3658793872" text:style-name="L21">
        <text:list-item>
          <text:p text:style-name="P39"><text:span text:style-name="T33">Write </text:span><text:span text:style-name="Source_20_Text"><text:span text:style-name="T36">map_x(x)</text:span></text:span><text:span text:style-name="T33"> and </text:span><text:span text:style-name="Source_20_Text"><text:span text:style-name="T36">map_y(y)</text:span></text:span><text:span text:style-name="T33"> to linearly interpolate pixel </text:span><text:span text:style-name="Source_20_Text"><text:span text:style-name="T36">(x, y)</text:span></text:span><text:span text:style-name="T33"> → complex plane </text:span><text:span text:style-name="Source_20_Text"><text:span text:style-name="T36">[x_min…x_max] × [y_min…y_max]</text:span></text:span><text:span text:style-name="T33">.</text:span></text:p>
        </text:list-item>
        <text:list-item>
          <text:p text:style-name="P26">Test mapping with edge/corner pixels for accuracy.</text:p>
        </text:list-item>
      </text:list>
      <text:h text:style-name="P4" text:outline-level="3">2.5 Escape-Time Computation</text:h>
      <text:list xml:id="list1013315826" text:style-name="L22">
        <text:list-item>
          <text:p text:style-name="P27">For each pixel:</text:p>
          <text:p text:style-name="P9">c = map_x(x) + i * map_y(y);</text:p>
          <text:p text:style-name="P9">z = 0;</text:p>
          <text:p text:style-name="P9">iter = 0;</text:p>
          <text:p text:style-name="P9">while (|z| &lt;= 2 &amp;&amp; iter &lt; max_iter) {</text:p>
          <text:p text:style-name="P10"><text:s text:c="4"/><text:span text:style-name="T52">z = z*z + c;</text:span></text:p>
          <text:p text:style-name="P10"><text:s text:c="4"/><text:span text:style-name="T52">iter++;</text:span></text:p>
          <text:p text:style-name="P9">}</text:p>
        </text:list-item>
        <text:list-item>
          <text:p text:style-name="P40"><text:span text:style-name="T34">Use </text:span><text:span text:style-name="Source_20_Text"><text:span text:style-name="T37">iter</text:span></text:span><text:span text:style-name="T34"> to choose a color (experiment with palettes).</text:span></text:p>
        </text:list-item>
      </text:list>
      <text:h text:style-name="P4" text:outline-level="3">2.6 Draw to Buffer</text:h>
      <text:list xml:id="list2376157218" text:style-name="L23">
        <text:list-item>
          <text:p text:style-name="P41"><text:span text:style-name="T33">Implement </text:span><text:span text:style-name="Source_20_Text"><text:span text:style-name="T36">put_pixel</text:span></text:span><text:span text:style-name="T33">: compute buffer offset and write BGRA bytes.</text:span></text:p>
        </text:list-item>
        <text:list-item>
          <text:p text:style-name="P41"><text:span text:style-name="T33">Loop over all </text:span><text:span text:style-name="Source_20_Text"><text:span text:style-name="T36">x, y</text:span></text:span><text:span text:style-name="T33">, compute color, call </text:span><text:span text:style-name="Source_20_Text"><text:span text:style-name="T36">put_pixel</text:span></text:span><text:span text:style-name="T33">.</text:span></text:p>
        </text:list-item>
        <text:list-item>
          <text:p text:style-name="P28">Take care with endianness and data alignment.</text:p>
        </text:list-item>
      </text:list>
      <text:h text:style-name="P4" text:outline-level="3">2.7 Display &amp; Event Loop</text:h>
      <text:list xml:id="list3186332330" text:style-name="L24">
        <text:list-item>
          <text:p text:style-name="P42"><text:span text:style-name="Source_20_Text"><text:span text:style-name="T36">mlx_put_image_to_window(...);</text:span></text:span></text:p>
        </text:list-item>
        <text:list-item>
          <text:p text:style-name="P29">Register hooks:</text:p>
          <text:list>
            <text:list-item>
              <text:p text:style-name="P42"><text:soft-page-break/><text:span text:style-name="Source_20_Text"><text:span text:style-name="T36">mlx_key_hook</text:span></text:span><text:span text:style-name="T33"> for ESC (exit) and bonuses (arrows).</text:span></text:p>
            </text:list-item>
            <text:list-item>
              <text:p text:style-name="P42"><text:span text:style-name="Source_20_Text"><text:span text:style-name="T36">mlx_mouse_hook</text:span></text:span><text:span text:style-name="T33"> or </text:span><text:span text:style-name="Source_20_Text"><text:span text:style-name="T36">mlx_hook</text:span></text:span><text:span text:style-name="T33"> for mouse wheel zoom.</text:span></text:p>
            </text:list-item>
            <text:list-item>
              <text:p text:style-name="P42"><text:span text:style-name="Source_20_Text"><text:span text:style-name="T36">mlx_hook</text:span></text:span><text:span text:style-name="T33"> for window close.</text:span></text:p>
            </text:list-item>
          </text:list>
        </text:list-item>
        <text:list-item>
          <text:p text:style-name="P42"><text:span text:style-name="T33">Enter </text:span><text:span text:style-name="Source_20_Text"><text:span text:style-name="T36">mlx_loop</text:span></text:span><text:span text:style-name="T33">.</text:span></text:p>
        </text:list-item>
        <text:list-item>
          <text:p text:style-name="P29">Debounce keys/mouse for smooth user experience.</text:p>
        </text:list-item>
      </text:list>
      <text:h text:style-name="P4" text:outline-level="3">2.8 Cleanup</text:h>
      <text:list xml:id="list2973192287" text:style-name="L25">
        <text:list-item>
          <text:p text:style-name="P30">On exit, free all allocated memory and destroy MLX resources.</text:p>
        </text:list-item>
        <text:list-item>
          <text:p text:style-name="P30">Destroy image and window.</text:p>
        </text:list-item>
        <text:list-item>
          <text:p text:style-name="P30">Free any dynamically allocated arrays.</text:p>
        </text:list-item>
      </text:list>
      <text:p text:style-name="P6"/>
      <text:h text:style-name="P3" text:outline-level="2">3. Additional Suggestions &amp; Best Practices</text:h>
      <text:list xml:id="list4137815685" text:style-name="L26">
        <text:list-item>
          <text:p text:style-name="P44"><text:span text:style-name="Strong_20_Emphasis"><text:span text:style-name="T35">Modular Design:</text:span></text:span><text:span text:style-name="T35"> Use a main struct to hold all state (MLX pointers, fractal params, zoom, etc.) and pass pointers to handlers/callbacks.</text:span></text:p>
        </text:list-item>
        <text:list-item>
          <text:p text:style-name="P43"><text:span text:style-name="Strong_20_Emphasis"><text:span text:style-name="T35">Testing:</text:span></text:span><text:span text:style-name="T35"> Start with a small window and low </text:span><text:span text:style-name="Source_20_Text"><text:span text:style-name="T38">max_iter</text:span></text:span><text:span text:style-name="T35"> for speed. Increase resolution and iteration count once stable.</text:span></text:p>
        </text:list-item>
        <text:list-item>
          <text:p text:style-name="P44"><text:span text:style-name="Strong_20_Emphasis"><text:span text:style-name="T35">Error Reporting:</text:span></text:span><text:span text:style-name="T35"> Make error messages helpful and explicit (e.g., “Invalid fractal type, choose Mandelbrot or Julia”).</text:span></text:p>
        </text:list-item>
        <text:list-item>
          <text:p text:style-name="P44"><text:span text:style-name="Strong_20_Emphasis"><text:span text:style-name="T35">Documentation:</text:span></text:span><text:span text:style-name="T35"> Comment your code and create a README listing usage, controls, and features.</text:span></text:p>
        </text:list-item>
        <text:list-item>
          <text:p text:style-name="P43"><text:span text:style-name="Strong_20_Emphasis"><text:span text:style-name="T35">Memory Management:</text:span></text:span><text:span text:style-name="T35"> Always check for memory leaks with tools like </text:span><text:span text:style-name="Source_20_Text"><text:span text:style-name="T38">valgrind</text:span></text:span><text:span text:style-name="T35">.</text:span></text:p>
        </text:list-item>
        <text:list-item>
          <text:p text:style-name="P44"><text:span text:style-name="Strong_20_Emphasis"><text:span text:style-name="T35">Code Organization:</text:span></text:span><text:span text:style-name="T35"> Separate logic into files: argument parsing, fractal math, MLX handling, event hooks, cleanup.</text:span></text:p>
        </text:list-item>
      </text:list>
      <text:p text:style-name="P6"/>
      <text:h text:style-name="P3" text:outline-level="2">4. Example File Structure</text:h>
      <text:p text:style-name="P11"><text:span text:style-name="Source_20_Text"><text:span text:style-name="T39">Makefile</text:span></text:span></text:p>
      <text:p text:style-name="P12"><text:span text:style-name="Source_20_Text"><text:span text:style-name="T39">README.md</text:span></text:span></text:p>
      <text:p text:style-name="P12"><text:span text:style-name="Source_20_Text"><text:span text:style-name="T39">src/</text:span></text:span></text:p>
      <text:p text:style-name="P12"><text:span text:style-name="Source_20_Text"><text:span text:style-name="T41"><text:s text:c="4"/></text:span></text:span><text:span text:style-name="Source_20_Text"><text:span text:style-name="T39">main.c</text:span></text:span></text:p>
      <text:p text:style-name="P12"><text:span text:style-name="Source_20_Text"><text:span text:style-name="T41"><text:s text:c="4"/></text:span></text:span><text:span text:style-name="Source_20_Text"><text:span text:style-name="T39">fractal.c</text:span></text:span></text:p>
      <text:p text:style-name="P12"><text:span text:style-name="Source_20_Text"><text:span text:style-name="T41"><text:s text:c="4"/></text:span></text:span><text:span text:style-name="Source_20_Text"><text:span text:style-name="T39">fractal.h</text:span></text:span></text:p>
      <text:p text:style-name="P12"><text:span text:style-name="Source_20_Text"><text:span text:style-name="T41"><text:s text:c="4"/></text:span></text:span><text:span text:style-name="Source_20_Text"><text:span text:style-name="T39">mlx_utils.c</text:span></text:span></text:p>
      <text:p text:style-name="P12"><text:span text:style-name="Source_20_Text"><text:span text:style-name="T41"><text:s text:c="4"/></text:span></text:span><text:span text:style-name="Source_20_Text"><text:span text:style-name="T39">mlx_utils.h</text:span></text:span></text:p>
      <text:p text:style-name="P12"><text:span text:style-name="Source_20_Text"><text:span text:style-name="T41"><text:s text:c="4"/></text:span></text:span><text:span text:style-name="Source_20_Text"><text:span text:style-name="T39">args.c</text:span></text:span></text:p>
      <text:p text:style-name="P12"><text:span text:style-name="Source_20_Text"><text:span text:style-name="T41"><text:s text:c="4"/></text:span></text:span><text:span text:style-name="Source_20_Text"><text:span text:style-name="T39">args.h</text:span></text:span></text:p>
      <text:p text:style-name="P12"><text:span text:style-name="Source_20_Text"><text:span text:style-name="T41"><text:s text:c="4"/></text:span></text:span><text:span text:style-name="Source_20_Text"><text:span text:style-name="T39">events.c</text:span></text:span></text:p>
      <text:p text:style-name="P12"><text:span text:style-name="Source_20_Text"><text:span text:style-name="T41"><text:s text:c="4"/></text:span></text:span><text:span text:style-name="Source_20_Text"><text:span text:style-name="T39">events.h</text:span></text:span></text:p>
      <text:p text:style-name="P6"><text:soft-page-break/></text:p>
      <text:h text:style-name="P3" text:outline-level="2">5. Summary</text:h>
      <text:p text:style-name="P31">This plan, combining project requirements and additional best practices, should guide you through a robust, clean, and interactive Fractol implementation ready for 42 evaluation and beyond. If you need code snippets, file templates, or further help, just ask!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1:44:25.397658274</meta:creation-date>
    <dc:date>2025-05-22T10:25:16.396620230</dc:date>
    <meta:editing-duration>PT39M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94" meta:word-count="634" meta:character-count="3896" meta:non-whitespace-character-count="3375"/>
  </office:meta>
</office:document-meta>
</file>